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dash" draw:stroke-dash="Fine_20_Dashed" svg:stroke-color="#0066b3" draw:fill="none" draw:textarea-horizontal-align="justify" draw:textarea-vertical-align="middle" draw:auto-grow-height="false" fo:min-height="3.164cm" fo:min-width="2.914cm"/>
    </style:style>
    <style:style style:name="gr5" style:family="graphic" style:parent-style-name="standard">
      <style:graphic-properties svg:stroke-width="0.051cm" svg:stroke-color="#72bf44" draw:marker-start-width="0.355cm" draw:marker-end-width="0.355cm" draw:fill="none" draw:textarea-horizontal-align="justify" draw:textarea-vertical-align="middle" draw:auto-grow-height="false" fo:min-height="3.164cm" fo:min-width="2.9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93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4.58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2.032cm" svg:x="2.27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2.697cm" svg:y="12.657cm">
          <draw:text-box>
            <text:p>M2</text:p>
          </draw:text-box>
        </draw:frame>
        <draw:custom-shape draw:style-name="gr1" draw:text-style-name="P1" xml:id="id2" draw:id="id2" draw:layer="layout" svg:width="2.032cm" svg:height="2.032cm" svg:x="2.2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2.697cm" svg:y="5.164cm">
          <draw:text-box>
            <text:p>M1</text:p>
          </draw:text-box>
        </draw:frame>
        <draw:custom-shape draw:style-name="gr1" draw:text-style-name="P1" xml:id="id3" draw:id="id3" draw:layer="layout" svg:width="2.032cm" svg:height="2.032cm" svg:x="17.61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18.037cm" svg:y="5.137cm">
          <draw:text-box>
            <text:p>X1</text:p>
          </draw:text-box>
        </draw:frame>
        <draw:custom-shape draw:style-name="gr1" draw:text-style-name="P1" xml:id="id5" draw:id="id5" draw:layer="layout" svg:width="2.032cm" svg:height="2.032cm" svg:x="20.023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20.45cm" svg:y="9.228cm">
          <draw:text-box>
            <text:p>X2</text:p>
          </draw:text-box>
        </draw:frame>
        <draw:custom-shape draw:style-name="gr1" draw:text-style-name="P1" xml:id="id6" draw:id="id6" draw:layer="layout" svg:width="2.032cm" svg:height="2.032cm" svg:x="19.007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19.434cm" svg:y="13.419cm">
          <draw:text-box>
            <text:p>X3</text:p>
          </draw:text-box>
        </draw:frame>
        <draw:frame draw:style-name="gr3" draw:text-style-name="P2" draw:layer="layout" svg:width="3.937cm" svg:height="1.016cm" svg:x="6.25cm" svg:y="9.217cm">
          <draw:text-box draw:corner-radius="0.127cm">
            <text:p>Σχεδιασμός</text:p>
          </draw:text-box>
        </draw:frame>
        <draw:frame draw:style-name="gr3" draw:text-style-name="P2" draw:layer="layout" svg:width="3.683cm" svg:height="1.016cm" svg:x="13.168cm" svg:y="9.201cm">
          <draw:text-box>
            <text:p>Παραγωγή</text:p>
          </draw:text-box>
        </draw:frame>
        <draw:custom-shape draw:style-name="gr4" draw:text-style-name="P1" xml:id="id9" draw:id="id9" draw:layer="layout" svg:width="4.826cm" svg:height="4.826cm" svg:x="5.6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4.826cm" svg:height="4.826cm" svg:x="12.5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32cm" svg:height="2.032cm" svg:x="16.67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032cm" svg:height="2.032cm" svg:x="12.087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932cm" svg:height="1.043cm" svg:x="12.187cm" svg:y="15.959cm">
          <draw:text-box>
            <text:p>ΧΜΠ</text:p>
          </draw:text-box>
        </draw:frame>
        <draw:frame draw:style-name="gr7" draw:text-style-name="P2" draw:layer="layout" svg:width="1.651cm" svg:height="1.143cm" svg:x="17.024cm" svg:y="15.832cm">
          <draw:text-box>
            <text:p>ΜΑ</text:p>
          </draw:text-box>
        </draw:frame>
        <draw:connector draw:style-name="gr8" draw:text-style-name="P1" draw:layer="layout" draw:type="line" svg:x1="3.286cm" svg:y1="12.049cm" svg:x2="3.286cm" svg:y2="6.588cm" draw:start-shape="id1" draw:start-glue-point="4" draw:end-shape="id2" draw:end-glue-point="8" svg:d="M3286 12049v-5461" svg:viewBox="0 0 1 5462">
          <text:p/>
        </draw:connector>
        <draw:connector draw:style-name="gr8" draw:text-style-name="P1" draw:layer="layout" draw:type="line" svg:x1="4.302cm" svg:y1="5.572cm" svg:x2="17.61cm" svg:y2="5.545cm" draw:start-shape="id2" draw:start-glue-point="10" draw:end-shape="id3" draw:end-glue-point="6" svg:d="M4302 5572l13308-27" svg:viewBox="0 0 13309 28">
          <text:p/>
        </draw:connector>
        <draw:connector draw:style-name="gr9" draw:text-style-name="P1" draw:layer="layout" draw:type="line" svg:x1="18.626cm" svg:y1="6.561cm" svg:x2="16.65cm" svg:y2="8.056cm" draw:start-shape="id3" draw:start-glue-point="8" draw:end-shape="id4" draw:end-glue-point="11" svg:d="M18626 6561l-1976 1495" svg:viewBox="0 0 1977 1496">
          <text:p/>
        </draw:connector>
        <draw:connector draw:style-name="gr9" draw:text-style-name="P1" draw:layer="layout" draw:type="line" svg:x1="20.023cm" svg:y1="9.636cm" svg:x2="17.356cm" svg:y2="9.763cm" draw:start-shape="id5" draw:start-glue-point="6" draw:end-shape="id4" draw:end-glue-point="10" svg:d="M20023 9636l-2667 127" svg:viewBox="0 0 2668 128">
          <text:p/>
        </draw:connector>
        <draw:connector draw:style-name="gr9" draw:text-style-name="P1" draw:layer="layout" draw:type="line" svg:x1="19.304cm" svg:y1="13.108cm" svg:x2="16.65cm" svg:y2="11.47cm" draw:start-shape="id6" draw:start-glue-point="5" draw:end-shape="id4" draw:end-glue-point="9" svg:d="M19304 13108l-2654-1638" svg:viewBox="0 0 2655 1639">
          <text:p/>
        </draw:connector>
        <draw:connector draw:style-name="gr9" draw:text-style-name="P1" draw:layer="layout" draw:type="line" svg:x1="14.943cm" svg:y1="12.176cm" svg:x2="17.686cm" svg:y2="15.351cm" draw:start-shape="id4" draw:start-glue-point="8" draw:end-shape="id7" draw:end-glue-point="4" svg:d="M14943 12176l2743 3175" svg:viewBox="0 0 2744 3176">
          <text:p/>
        </draw:connector>
        <draw:connector draw:style-name="gr9" draw:text-style-name="P1" draw:layer="layout" draw:type="line" svg:x1="14.943cm" svg:y1="12.176cm" svg:x2="13.103cm" svg:y2="15.351cm" draw:start-shape="id4" draw:start-glue-point="8" draw:end-shape="id8" draw:end-glue-point="4" svg:d="M14943 12176l-1840 3175" svg:viewBox="0 0 1841 3176">
          <text:p/>
        </draw:connector>
        <draw:connector draw:style-name="gr9" draw:text-style-name="P1" draw:layer="layout" draw:type="line" svg:x1="4.302cm" svg:y1="13.065cm" svg:x2="6.386cm" svg:y2="11.47cm" draw:start-shape="id1" draw:start-glue-point="10" draw:end-shape="id9" draw:end-glue-point="7" svg:d="M4302 13065l2084-1595" svg:viewBox="0 0 2085 1596">
          <text:p/>
        </draw:connector>
        <draw:connector draw:style-name="gr9" draw:text-style-name="P1" draw:layer="layout" draw:type="line" svg:x1="4.005cm" svg:y1="6.291cm" svg:x2="6.386cm" svg:y2="8.056cm" draw:start-shape="id2" draw:start-glue-point="9" draw:end-shape="id9" draw:end-glue-point="5" svg:d="M4005 6291l2381 1765" svg:viewBox="0 0 2382 1766">
          <text:p/>
        </draw:connector>
        <draw:connector draw:style-name="gr9" draw:text-style-name="P1" draw:layer="layout" draw:type="line" svg:x1="19.345cm" svg:y1="6.264cm" svg:x2="21.039cm" svg:y2="8.62cm" draw:start-shape="id3" draw:start-glue-point="9" draw:end-shape="id5" draw:end-glue-point="4" svg:d="M19345 6264l1694 2356" svg:viewBox="0 0 1695 2357">
          <text:p/>
        </draw:connector>
        <draw:connector draw:style-name="gr9" draw:text-style-name="P1" draw:layer="layout" draw:type="line" svg:x1="21.039cm" svg:y1="10.652cm" svg:x2="20.023cm" svg:y2="12.811cm" draw:start-shape="id5" draw:start-glue-point="8" draw:end-shape="id6" draw:end-glue-point="4" svg:d="M21039 10652l-1016 2159" svg:viewBox="0 0 1017 2160">
          <text:p/>
        </draw:connector>
        <draw:custom-shape draw:style-name="gr10" draw:text-style-name="P1" xml:id="id10" draw:id="id10" draw:layer="layout" svg:width="5.08cm" svg:height="2.54cm" svg:x="9.647cm" svg:y="20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5.08cm" svg:height="2.54cm" svg:x="15.84cm" svg:y="20.0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429cm" svg:height="1.673cm" svg:x="10.536cm" svg:y="20.536cm">
          <draw:text-box>
            <text:p>οδηγίες χειρισμού</text:p>
          </draw:text-box>
        </draw:frame>
        <draw:frame draw:style-name="gr12" draw:text-style-name="P2" draw:layer="layout" svg:width="3.556cm" svg:height="1.673cm" svg:x="16.729cm" svg:y="20.558cm">
          <draw:text-box>
            <text:p>οδηγίες ασφαλείας</text:p>
          </draw:text-box>
        </draw:frame>
        <draw:connector draw:style-name="gr9" draw:text-style-name="P1" draw:layer="layout" draw:type="line" svg:x1="13.103cm" svg:y1="17.383cm" svg:x2="12.187cm" svg:y2="20.05cm" draw:start-shape="id8" draw:start-glue-point="8" draw:end-shape="id10" svg:d="M13103 17383l-916 2667" svg:viewBox="0 0 917 2668">
          <text:p/>
        </draw:connector>
        <draw:connector draw:style-name="gr9" draw:text-style-name="P1" draw:layer="layout" draw:type="line" svg:x1="17.686cm" svg:y1="17.383cm" svg:x2="18.38cm" svg:y2="20.05cm" draw:start-shape="id7" draw:start-glue-point="8" draw:end-shape="id11" draw:end-glue-point="0" svg:d="M17686 17383l694 2667" svg:viewBox="0 0 695 2668">
          <text:p/>
        </draw:connector>
        <draw:connector draw:style-name="gr9" draw:text-style-name="P1" draw:layer="layout" draw:type="line" svg:x1="10.506cm" svg:y1="9.763cm" svg:x2="12.53cm" svg:y2="9.763cm" draw:start-shape="id9" draw:start-glue-point="10" draw:end-shape="id4" draw:end-glue-point="6" svg:d="M10506 9763h2024" svg:viewBox="0 0 202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8-15T16:54:47.384298595</dc:date>
    <meta:editing-duration>PT58M53S</meta:editing-duration>
    <meta:editing-cycles>13</meta:editing-cycles>
    <meta:generator>LibreOffice/6.0.7.3$Linux_X86_64 LibreOffice_project/00m0$Build-3</meta:generator>
    <meta:document-statistic meta:object-count="36"/>
  </office:meta>
</office:document-meta>
</file>